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" svg:font-family="Frees"/>
    <style:font-face style:name="Time" svg:font-family="Time"/>
    <style:font-face style:name="Times new" svg:font-family="'Times new'"/>
    <style:font-face style:name="Freeserif" svg:font-family="Freeserif" style:font-family-generic="roman"/>
    <style:font-face style:name="IBM Plex Sans Devanagari1" svg:font-family="'IBM Plex Sans Devanagari'" style:font-family-generic="swiss"/>
    <style:font-face style:name="IBM Plex Mono" svg:font-family="'IBM Plex Mono'" style:font-pitch="fixed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dceb8" officeooo:paragraph-rsid="001dceb8"/>
    </style:style>
    <style:style style:name="P2" style:family="paragraph" style:parent-style-name="Standard">
      <style:text-properties officeooo:rsid="001dceb8" officeooo:paragraph-rsid="001dceb8"/>
    </style:style>
    <style:style style:name="P3" style:family="paragraph" style:parent-style-name="Standard">
      <style:text-properties style:font-name="Source Code Pro" officeooo:rsid="001dceb8" officeooo:paragraph-rsid="001dceb8"/>
    </style:style>
    <style:style style:name="P4" style:family="paragraph" style:parent-style-name="Standard">
      <style:text-properties style:font-name="IBM Plex Mono" officeooo:rsid="001dceb8" officeooo:paragraph-rsid="001dceb8"/>
    </style:style>
    <style:style style:name="P5" style:family="paragraph" style:parent-style-name="Text_20_body">
      <style:text-properties officeooo:paragraph-rsid="001dceb8"/>
    </style:style>
    <style:style style:name="P6" style:family="paragraph" style:parent-style-name="Text_20_body">
      <style:text-properties style:font-name="IBM Plex Mono" officeooo:paragraph-rsid="001dceb8"/>
    </style:style>
    <style:style style:name="T1" style:family="text">
      <style:text-properties officeooo:rsid="001e66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log</text:h>
      <text:p text:style-name="P2"/>
      <text:p text:style-name="P4">/* Grafo */</text:p>
      <text:p text:style-name="P4"/>
      <text:p text:style-name="P4"><text:s text:c="7"/><text:tab/> <text:s text:c="3"/>Maria -- Divino</text:p>
      <text:p text:style-name="P4"><text:s text:c="7"/><text:tab/> <text:s text:c="5"/>| <text:s text:c="8"/>\</text:p>
      <text:p text:style-name="P4"><text:s text:c="2"/>Vicente -- Geralda <text:s text:c="4"/>Ana, Lilian <text:s/></text:p>
      <text:p text:style-name="P4"><text:s text:c="10"/>|</text:p>
      <text:p text:style-name="P4">Gabriel / Adan / Theo</text:p>
      <text:p text:style-name="P4"/>
      <text:p text:style-name="P4"/>
      <text:p text:style-name="P4">* Fatos */</text:p>
      <text:p text:style-name="P4"/>
      <text:p text:style-name="P4">pai(Divino, Geralda).</text:p>
      <text:p text:style-name="P4">pai(Divino, Ana).</text:p>
      <text:p text:style-name="P4">pai(Divino, Lilian).</text:p>
      <text:p text:style-name="P4">mae(Maria, Geralda).</text:p>
      <text:p text:style-name="P4">mae(Geralda, Gabriel).</text:p>
      <text:p text:style-name="P4">mae(Geralda, Adan).</text:p>
      <text:p text:style-name="P4">mae(Geralda, Theo).</text:p>
      <text:p text:style-name="P4">marido(Divino, Maria).</text:p>
      <text:p text:style-name="P4">marido(Vicente, Geralda).</text:p>
      <text:p text:style-name="P4"/>
      <text:p text:style-name="P4">/* Regras */</text:p>
      <text:p text:style-name="P4"/>
      <text:p text:style-name="P4">filhos(X, Y) :- pai(Y, X).</text:p>
      <text:p text:style-name="P4"><text:s text:c="16"/>mae(Y, X).</text:p>
      <text:p text:style-name="P4"/>
      <text:p text:style-name="P4">irmaos(X, Y) :- pais(A, X),</text:p>
      <text:p text:style-name="P4"><text:s text:c="16"/>pais(A, Y),</text:p>
      <text:p text:style-name="P4"><text:s text:c="16"/>X \== Y.</text:p>
      <text:p text:style-name="P4">pais(X, Y) :- pai(A, Y), pai(A, X),</text:p>
      <text:p text:style-name="P4"><text:s text:c="14"/>mae(A, Y), mae(A, X),</text:p>
      <text:p text:style-name="P4"><text:s text:c="14"/>X \== Y.</text:p>
      <text:p text:style-name="P4"/>
      <text:p text:style-name="P4">tios(X, Y) :- irmaos(X, A),</text:p>
      <text:p text:style-name="P4"><text:s text:c="14"/>pais(A, Y).</text:p>
      <text:p text:style-name="P4"/>
      <text:p text:style-name="P4">avos(X, Y) :- pais(X, A),</text:p>
      <text:p text:style-name="P4"><text:s text:c="14"/>pais(A, Y).</text:p>
      <text:p text:style-name="P4"/>
      <text:p text:style-name="P4">netos(X, Y) :- filhos(Y, A),</text:p>
      <text:p text:style-name="P4"><text:s text:c="15"/>filhos(A, X).</text:p>
      <text:p text:style-name="P3"/>
      <text:h text:style-name="P1" text:outline-level="1">Java</text:h>
      <text:p text:style-name="P5"/>
      <text:p text:style-name="P6">// Implementar um sistema de registros de animais,</text:p>
      <text:p text:style-name="P6">// de maneira modular o bastante que permita o reuso</text:p>
      <text:p text:style-name="P6">// eficiente do código de acordo com o animal graças</text:p>
      <text:p text:style-name="P6">// à programação orientada a objetos; neste exemplo,</text:p>
      <text:p text:style-name="P6">// o registro de um gato.</text:p>
      <text:p text:style-name="P6"/>
      <text:p text:style-name="P6">public class RegistroAnimal()</text:p>
      <text:p text:style-name="P6">{</text:p>
      <text:p text:style-name="P6"><text:s text:c="4"/>String dono;</text:p>
      <text:p text:style-name="P6"><text:s text:c="4"/>Sreing nome;</text:p>
      <text:p text:style-name="P6"><text:s text:c="4"/>String especie;</text:p>
      <text:p text:style-name="P6"><text:s text:c="4"/>String raca;</text:p>
      <text:p text:style-name="P6"><text:s text:c="4"/>int idade;</text:p>
      <text:p text:style-name="P6"><text:s text:c="4"/>float tamanho;</text:p>
      <text:p text:style-name="P6"><text:s text:c="4"/>Boolean castrado;</text:p>
      <text:p text:style-name="P6"/>
      <text:p text:style-name="P6"><text:s text:c="4"/>// Construtor</text:p>
      <text:p text:style-name="P6"><text:s text:c="4"/>public RegistroAnimal(String dono, String nome, String especie </text:p>
      <text:p text:style-name="P6"><text:s text:c="12"/></text:p>
      <text:p text:style-name="P6"><text:s text:c="27"/>String raca, int idade, int tamanho)</text:p>
      <text:p text:style-name="P6"><text:s text:c="4"/>{</text:p>
      <text:p text:style-name="P6"><text:s text:c="8"/>this.dono = dono;</text:p>
      <text:p text:style-name="P6"><text:s text:c="8"/>this.nome = nome;</text:p>
      <text:p text:style-name="P6"><text:s text:c="8"/>this.especie = especie;</text:p>
      <text:p text:style-name="P6"><text:s text:c="8"/>this.raca = raca;</text:p>
      <text:p text:style-name="P6"><text:s text:c="8"/>this.idade = idade;</text:p>
      <text:p text:style-name="P6"><text:s text:c="8"/>this.tamanho = tamanho;</text:p>
      <text:p text:style-name="P6"><text:soft-page-break/><text:s text:c="4"/>}</text:p>
      <text:p text:style-name="P6"/>
      <text:p text:style-name="P6"><text:s text:c="4"/>// Declarações de getters e setters</text:p>
      <text:p text:style-name="P6"><text:s text:c="4"/></text:p>
      <text:p text:style-name="P6">}</text:p>
      <text:p text:style-name="P6"/>
      <text:p text:style-name="P6">// A classe RegistroGato herda atributos e métodos</text:p>
      <text:p text:style-name="P6">// da classe mãe RegistroAnimal, economizando na</text:p>
      <text:p text:style-name="P6">// implementação dos mesmos.</text:p>
      <text:p text:style-name="P6"/>
      <text:p text:style-name="P6">public class RegistroGato extends registroAnimal()</text:p>
      <text:p text:style-name="P6">{</text:p>
      <text:p text:style-name="P6"><text:s text:c="4"/>private int tamanhoDasUnhas;</text:p>
      <text:p text:style-name="P6"><text:s text:c="4"/>private float intensidadeMiado;</text:p>
      <text:p text:style-name="P6"/>
      <text:p text:style-name="P6"><text:s text:c="4"/>public RegistroGato()</text:p>
      <text:p text:style-name="P6"><text:s text:c="4"/>{</text:p>
      <text:p text:style-name="P6"><text:s text:c="8"/>// Código do construtor</text:p>
      <text:p text:style-name="P6"><text:s text:c="4"/>}</text:p>
      <text:p text:style-name="P6"/>
      <text:p text:style-name="P6"><text:s text:c="4"/>// Getters e setters</text:p>
      <text:p text:style-name="P6">}</text:p>
      <text:p text:style-name="P6"/>
      <text:h text:style-name="P1" text:outline-level="1">Common Lisp</text:h>
      <text:p text:style-name="P5"/>
      <text:p text:style-name="P6">;; Implementar um jogo de adivinhação de número<text:span text:style-name="T1">s</text:span> por meio</text:p>
      <text:p text:style-name="P6">;; de uma busca binária</text:p>
      <text:p text:style-name="P6"/>
      <text:p text:style-name="P6">(defparameter *max* 100)</text:p>
      <text:p text:style-name="P6">(defparameter *min* 1)</text:p>
      <text:p text:style-name="P6"/>
      <text:p text:style-name="P6">(defun adivinha ()</text:p>
      <text:p text:style-name="P6"><text:s text:c="4"/>;; A função ash executa um shift binário de acordo </text:p>
      <text:p text:style-name="P6"><text:s text:c="4"/>;; com o parâmetro passado, dobrando ou dividindo</text:p>
      <text:p text:style-name="P6"><text:s text:c="4"/>;; o valor pela metade.</text:p>
      <text:p text:style-name="P6"><text:s text:c="4"/>(ash (+ *max* *min*) -1))</text:p>
      <text:p text:style-name="P6"/>
      <text:p text:style-name="P6">(defun maior ()</text:p>
      <text:p text:style-name="P6"><text:s text:c="4"/>(setf *min* (1- (adivinha)))</text:p>
      <text:p text:style-name="P6"><text:s text:c="4"/>(adivinha))</text:p>
      <text:p text:style-name="P6"/>
      <text:p text:style-name="P6">(defun menor ()</text:p>
      <text:p text:style-name="P6"><text:s text:c="4"/>(setf *max* (1- (adivinha)))</text:p>
      <text:p text:style-name="P6"><text:s text:c="4"/>(adivinha))</text:p>
      <text:p text:style-name="P6"/>
      <text:p text:style-name="P6">(defun recomecar () </text:p>
      <text:p text:style-name="P6"><text:s text:c="4"/>(defparameter *max* 100)</text:p>
      <text:p text:style-name="P6"><text:s text:c="4"/>(defparameter *min* 1)</text:p>
      <text:p text:style-name="P6"><text:s text:c="4"/>(adivinha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" svg:font-family="Frees"/>
    <style:font-face style:name="Time" svg:font-family="Time"/>
    <style:font-face style:name="Times new" svg:font-family="'Times new'"/>
    <style:font-face style:name="Freeserif" svg:font-family="Freeserif" style:font-family-generic="roman"/>
    <style:font-face style:name="IBM Plex Sans Devanagari1" svg:font-family="'IBM Plex Sans Devanagari'" style:font-family-generic="swiss"/>
    <style:font-face style:name="IBM Plex Mono" svg:font-family="'IBM Plex Mono'" style:font-pitch="fixed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0T10:17:24.307822144</meta:creation-date>
    <meta:generator>LibreOffice/7.1.4.2$Linux_X86_64 LibreOffice_project/10$Build-2</meta:generator>
    <dc:date>2021-06-20T10:22:35.963298405</dc:date>
    <meta:editing-duration>PT4M21S</meta:editing-duration>
    <meta:editing-cycles>2</meta:editing-cycles>
    <meta:document-statistic meta:table-count="0" meta:image-count="0" meta:object-count="0" meta:page-count="4" meta:paragraph-count="95" meta:word-count="323" meta:character-count="2355" meta:non-whitespace-character-count="1736"/>
  </office:meta>
</office:document-meta>
</file>